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8.5cm" style:rel-column-width="32767*"/>
    </style:style>
    <style:style style:name="表71.B" style:family="table-column">
      <style:table-column-properties style:column-width="8.5cm" style:rel-column-width="32768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8.5cm" style:rel-column-width="32767*"/>
    </style:style>
    <style:style style:name="表72.B" style:family="table-column">
      <style:table-column-properties style:column-width="8.5cm" style:rel-column-width="32768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8.5cm" style:rel-column-width="32767*"/>
    </style:style>
    <style:style style:name="表73.B" style:family="table-column">
      <style:table-column-properties style:column-width="8.5cm" style:rel-column-width="32768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8.5cm" style:rel-column-width="32767*"/>
    </style:style>
    <style:style style:name="表74.B" style:family="table-column">
      <style:table-column-properties style:column-width="8.5cm" style:rel-column-width="32768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8.5cm" style:rel-column-width="32767*"/>
    </style:style>
    <style:style style:name="表75.B" style:family="table-column">
      <style:table-column-properties style:column-width="8.5cm" style:rel-column-width="32768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8.5cm" style:rel-column-width="32767*"/>
    </style:style>
    <style:style style:name="表76.B" style:family="table-column">
      <style:table-column-properties style:column-width="8.5cm" style:rel-column-width="32768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8.5cm" style:rel-column-width="32767*"/>
    </style:style>
    <style:style style:name="表69.B" style:family="table-column">
      <style:table-column-properties style:column-width="8.5cm" style:rel-column-width="32768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8.5cm" style:rel-column-width="32767*"/>
    </style:style>
    <style:style style:name="表70.B" style:family="table-column">
      <style:table-column-properties style:column-width="8.5cm" style:rel-column-width="32768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8.5cm" style:rel-column-width="32767*"/>
    </style:style>
    <style:style style:name="表77.B" style:family="table-column">
      <style:table-column-properties style:column-width="8.5cm" style:rel-column-width="32768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8.5cm" style:rel-column-width="32767*"/>
    </style:style>
    <style:style style:name="表78.B" style:family="table-column">
      <style:table-column-properties style:column-width="8.5cm" style:rel-column-width="32768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8.5cm" style:rel-column-width="32767*"/>
    </style:style>
    <style:style style:name="表79.B" style:family="table-column">
      <style:table-column-properties style:column-width="8.5cm" style:rel-column-width="32768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text-properties style:font-name="Arial1" fo:font-size="14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1" style:family="paragraph" style:parent-style-name="Standard" style:list-style-name="L1">
      <style:text-properties style:font-name="Arial" fo:font-size="16pt" style:font-size-asian="16pt" style:font-size-complex="16pt"/>
    </style:style>
    <style:style style:name="P22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3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4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1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63085096795566062" text:style-name="L1">
        <text:list-item>
          <text:p text:style-name="P21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21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9">אֲשֶׁר עֲשִׁירֶיהָ מָלְאוּ חָמָס</text:p>
            <text:p text:style-name="P19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9">וְגַם־אֲנִי הֶחֱלֵיתִי </text:p>
            <text:p text:style-name="P19">*הַכּוֹתֶ</text:p>
            <text:p text:style-name="P19">הַשְׁמֵם</text:p>
            <text:p text:style-name="P19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9">אַתָּה תֹאכַל וְלֹא תִשְׂבָּע</text:p>
            <text:p text:style-name="P19">*וְיֶשְׁחֲ</text:p>
            <text:p text:style-name="P19">*בְּקִרְבֶּ</text:p>
            <text:p text:style-name="P19"><text:soft-page-break/>וְתַסֵּג וְלֹא תַפְלִיט וַאֲשֶׁר</text:p>
            <text:p text:style-name="P19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9">אַתָּה תִזְרַע וְלֹא תִקְצוֹר אַתָּה</text:p>
            <text:p text:style-name="P19">**תִדְרֹ</text:p>
            <text:p text:style-name="P19">זַיִת -</text:p>
            <text:p text:style-name="P19">-וְלֹא</text:p>
            <text:p text:style-name="P19">*תָסוּ</text:p>
            <text:p text:style-name="P19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9">וְיִשְׁתַּמֵּר חֻקּוֹת עָמְרִי וְכֹל </text:p>
            <text:p text:style-name="P19">מַעֲשֵׂה בֵית־אַחְאָב וַתֵּלְכוּ בְּמֹעֲצוֹתָם</text:p>
            <text:p text:style-name="P19"><text:s/>לְמַעַן תִּתִּי</text:p>
            <text:p text:style-name="P19">*אֹתְ</text:p>
            <text:p text:style-name="P19">לְשַׁמָּה וְיֹשְׁבֶיהָ לִשְׁרֵקָה וְחֶרְפַּת</text:p>
            <text:p text:style-name="P19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9">אַלְלַי לִי כִּי הָיִיתִי כְּאָסְפֵּי־קַיִץ </text:p>
            <text:p text:style-name="P19">כְּעֹלְלֹת בָּצִיר אֵין־אֶשְׁכּוֹל לֶאֱכוֹל </text:p>
            <text:p text:style-name="P19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9">אָבַד חָסִיד מִן־הָאָרֶץ וְיָשָׁר </text:p>
            <text:p text:style-name="P19">בָּאָדָם אָיִן כֻּלָּם לְדָמִים </text:p>
            <text:p text:style-name="P19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9">עַל־הָרַע כַּפַּיִם לְהֵיטִיב הַשַּׂר </text:p>
            <text:p text:style-name="P19">שֹׁאֵל וְהַשֹּׁפֵט בַּשִּׁלּוּם וְהַגָּדוֹל </text:p>
            <text:p text:style-name="P19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9">טוֹבָם כְּחֵדֶק יָשָׁר מִמְּסוּכָה</text:p>
            <text:p text:style-name="P19"><text:s/>*יוֹם מְצַפֶּי</text:p>
            <text:p text:style-name="P19">*פְּקֻדָּתְ</text:p>
            <text:p text:style-name="P19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9">אַל־תַּאֲמִינוּ בְרֵעַ אַל־תִּבְטְחוּ </text:p>
            <text:p text:style-name="P19">בְּאַלּוּף מִשֹּׁכֶבֶת</text:p>
            <text:p text:style-name="P19">*חֵיקֶ</text:p>
            <text:p text:style-name="P19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7">end / from to lie down</text:span></text:p>
            <text:p text:style-name="P14">thy bosom</text:p>
            <text:p text:style-name="P14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9">כִּי־בֵן מְנַבֵּל אָב בַּת קָמָה </text:p>
            <text:p text:style-name="P19">בְאִמָּהּ כַּלָּה בַּחֲמֹתָהּ אֹיְבֵי </text:p>
            <text:p text:style-name="P19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9">וַאֲנִי בַּיהוָה אֲצַפֶּה אוֹחִילָה </text:p>
            <text:p text:style-name="P19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9">אַל־תִּשְׂמְחִי אֹיַבְתִּי לִי כִּי </text:p>
            <text:p text:style-name="P19">נָפַלְתִּי קָמְתִּי כִּי־אֵשֵׁב</text:p>
            <text:p text:style-name="P19">*בַּחֹשֶׁ</text:p>
            <text:p text:style-name="P19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9">זַעַף יְהוָה אֶשָּׂא כִּי </text:p>
            <text:p text:style-name="P19">חָטָאתִי לוֹ עַד אֲשֶׁר </text:p>
            <text:p text:style-name="P19">יָרִיב רִיבִי וְעָשָׂה מִשְׁפָּטִי </text:p>
            <text:p text:style-name="P19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9">וְתֵרֶא אֹיַבְתִּי וּתְכַסֶּהָ בוּשָׁה</text:p>
            <text:p text:style-name="P19"><text:s/>הָאֹמְרָה אֵלַי אַיּוֹ יְהוָה</text:p>
            <text:p text:style-name="P19">*אֱלֹהָיִ</text:p>
            <text:p text:style-name="P19">עֵינַי תִּרְאֶינָּה בָּהּ עַתָּה </text:p>
            <text:p text:style-name="P19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9">יוֹם לִבְנוֹת</text:p>
            <text:p text:style-name="P19">*גְּדֵרָיִ</text:p>
            <text:p text:style-name="P19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9">יוֹם הוּא </text:p>
            <text:p text:style-name="P19">*וְעָדֶי</text:p>
            <text:p text:style-name="P19">יָבוֹא לְמִנִּי אַשּׁוּר וְעָרֵי</text:p>
            <text:p text:style-name="P19"><text:s/>מָצוֹר וּלְמִנִּי מָצוֹר וְעַד־נָהָר</text:p>
            <text:p text:style-name="P19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9">וְהָיְתָה הָאָרֶץ לִשְׁמָמָה עַל־יֹשְׁבֶיהָ </text:p>
            <text:p text:style-name="P19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9">רְעֵה</text:p>
            <text:p text:style-name="P19">*עַמְּ</text:p>
            <text:p text:style-name="P19">*בְשִׁבְטֶ</text:p>
            <text:p text:style-name="P19"><text:s/>צֹאן</text:p>
            <text:p text:style-name="P19">*נַחֲלָתֶ</text:p>
            <text:p text:style-name="P19">שֹׁכְנִי לְבָדָד יַעַר</text:p>
            <text:p text:style-name="P19">*בְּתוֹ</text:p>
            <text:p text:style-name="P19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7">arate / a forest</text:span></text:p>
            <text:p text:style-name="P14">in the center</text:p>
            <text:p text:style-name="P14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9">כִּימֵי</text:p>
            <text:p text:style-name="P19">*צֵאתְ</text:p>
            <text:p text:style-name="P19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9">יִרְאוּ גוֹיִם וְיֵבֹשׁוּ מִכֹּל </text:p>
            <text:p text:style-name="P19">גְּבוּרָתָם יָשִׂימוּ יָד עַל־פֶּה </text:p>
            <text:p text:style-name="P19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9">יְלַחֲכוּ עָפָר כַּנָּחָשׁ כְּזֹחֲלֵי</text:p>
            <text:p text:style-name="P19"><text:s/>אֶרֶץ יִרְגְּזוּ מִמִּסְגְּרֹתֵיהֶם אֶל־יְהוָה</text:p>
            <text:p text:style-name="P19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9">מִי־אֵל</text:p>
            <text:p text:style-name="P19">*כָּמוֹ</text:p>
            <text:p text:style-name="P19">נֹשֵׂא עָוֹן וְעֹבֵר עַל־פֶּשַׁע </text:p>
            <text:p text:style-name="P19">לִשְׁאֵרִית נַחֲלָתוֹ לֹא־הֶחֱזִיק לָעַד </text:p>
            <text:p text:style-name="P19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7">s thee</text:span></text:p>
            <text:p text:style-name="P13"><text:span text:style-name="T7">to lift / evil ~ </text:span><text:span text:style-name="T11">A</text:span><text:span text:style-name="T7">:won / and to cross over / upon a revolt</text:span></text:p>
            <text:p text:style-name="P14">towards a remainder / his inherited / not to be strong / in perpetuaty</text:p>
            <text:p text:style-name="P14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9">יָשׁוּב יְרַחֲמֵנוּ יִכְבֹּשׁ עֲוֹנֹתֵינוּ</text:p>
            <text:p text:style-name="P19">*וְתַשְׁלִי</text:p>
            <text:p text:style-name="P19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2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9">תִּתֵּן אֱמֶת לְיַעֲקֹב חֶסֶד </text:p>
            <text:p text:style-name="P19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9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9">אֵל קַנּוֹא וְנֹקֵם יְהוָה </text:p>
            <text:p text:style-name="P19">נֹקֵם יְהוָה וּבַעַל חֵמָה </text:p>
            <text:p text:style-name="P19">נֹקֵם יְהוָה לְצָרָיו וְנוֹטֵר </text:p>
            <text:p text:style-name="P19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9">יְהוָֹה</text:p>
            <text:p text:style-name="P19">*אֶרֶ</text:p>
            <text:p text:style-name="P19">אַפַּיִם *וּגְדוֹל־ [וּגְדָל־]כֹּחַ וְנַקֵּה </text:p>
            <text:p text:style-name="P19">לֹא יְנַקֶּה יְהוָה בְּסוּפָה </text:p>
            <text:p text:style-name="P19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2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9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9">גּוֹעֵר בַּיָּם וַיַּבְּשֵׁהוּ וְכָל־הַנְּהָרוֹת </text:p>
            <text:p text:style-name="P19">הֶחֱרִיב אֻמְלַל בָּשָׁן וְכַרְמֶל </text:p>
            <text:p text:style-name="P19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9">הָרִים רָעֲשׁוּ מִמֶּנּוּ וְהַגְּבָעוֹת </text:p>
            <text:p text:style-name="P19">הִתְמֹגָגוּ וַתִּשָּׂא הָאָרֶץ מִפָּנָיו </text:p>
            <text:p text:style-name="P19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9">לִפְנֵי זַעְמוֹ מִי יַעֲמוֹד </text:p>
            <text:p text:style-name="P19">וּמִי יָקוּם בַּחֲרוֹן אַפּוֹ </text:p>
            <text:p text:style-name="P19">חֲמָתוֹ נִתְּכָה כָאֵשׁ וְהַצֻּרִים </text:p>
            <text:p text:style-name="P19">נִתְּצוּ מִמֶּנּוּ</text:p>
          </table:table-cell>
        </table:table-row>
        <table:table-row>
          <table:table-cell table:style-name="表31.A2" office:value-type="string">
            <text:p text:style-name="P14">towards before / his fury / who ? / stand</text:p>
            <text:p text:style-name="P14">and who ? / to rise / in a burning (of anger) / his nose</text:p>
            <text:p text:style-name="P14">his heat / to flow / like fire / and the rocks</text:p>
            <text:p text:style-name="P14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9">טוֹב יְהוָה לְמָעוֹז בְּיוֹם </text:p>
            <text:p text:style-name="P19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0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19">וּבְשֶׁטֶף עֹבֵר כָּלָה יַעֲשֶׂה </text:p>
            <text:p text:style-name="P19">מְקוֹמָהּ וְאֹיְבָיו יְרַדֶּף</text:p>
            <text:p text:style-name="P19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19">מַה־תְּחַשְּׁבוּן אֶל־יְהוָה כָּלָה הוּא </text:p>
            <text:p text:style-name="P19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19">כִּי עַד־סִירִים סְבֻכִים וּכְסָבְאָם </text:p>
            <text:p text:style-name="P19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19">**מִמֵּ</text:p>
            <text:p text:style-name="P19">יָצָא חֹשֵׁב עַל־יְהוָה רָעָה </text:p>
            <text:p text:style-name="P19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19">כֹּה אָמַר יְהוָה אִם־שְׁלֵמִים וְכֵן </text:p>
            <text:p text:style-name="P19">רַבִּים וְכֵן נָגֹזּוּ וְעָבָר</text:p>
            <text:p text:style-name="P19">**וְעִנִּתִ</text:p>
            <text:p text:style-name="P19">**לֹא אֲעַנֵּ</text:p>
            <text:p text:style-name="P19">עוֹד</text:p>
          </table:table-cell>
        </table:table-row>
        <table:table-row>
          <table:table-cell table:style-name="表37.A2" office:value-type="string">
            <text:p text:style-name="P13">thu<text:span text:style-name="T7">s / to say / jehovah / whether ? - friendly / and rightly,just</text:span></text:p>
            <text:p text:style-name="P14">abundant / and rightly / to cut off / and to cross over</text:p>
            <text:p text:style-name="P14">and to depress</text:p>
            <text:p text:style-name="P14">not to depress thee</text:p>
            <text:p text:style-name="P14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19">וְעַתָּה אֶשְׁבֹּר מֹטֵהוּ</text:p>
            <text:p text:style-name="P19">**מֵעָלָיִ</text:p>
            <text:p text:style-name="P19">**וּמוֹסְרֹתַיִ</text:p>
            <text:p text:style-name="P19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19">וְצִוָּה</text:p>
            <text:p text:style-name="P19">*עָלֶי</text:p>
            <text:p text:style-name="P19"><text:s/>*יְהוָה לֹא־יִזָּרַע מִשִּׁמְ</text:p>
            <text:p text:style-name="P19"><text:soft-page-break/>*עוֹד מִבֵּית אֱלֹהֶי</text:p>
            <text:p text:style-name="P19">*אַכְרִית פֶּסֶל וּמַסֵּכָה אָשִׂים קִבְרֶ</text:p>
            <text:p text:style-name="P19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19">הִנֵּה עַל־הֶהָרִים רַגְלֵי מְבַשֵּׂר </text:p>
            <text:p text:style-name="P19">מַשְׁמִיעַ שָׁלוֹם חָגִּי יְהוּדָה</text:p>
            <text:p text:style-name="P19">*חַגַּיִ</text:p>
            <text:p text:style-name="P19"><text:s/>*שַׁלְּמִי נְדָרָיִ</text:p>
            <text:p text:style-name="P19">כִּי לֹא יוֹסִיף עוֹד *לַעֲבוֹר־ [לַעֲבָר־]</text:p>
            <text:p text:style-name="P19">*בָּ</text:p>
            <text:p text:style-name="P19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19">*עָלָה מֵפִיץ עַל־פָּנַיִ</text:p>
            <text:p text:style-name="P19">נָצוֹר מְצֻרָה צַפֵּה</text:p>
            <text:p text:style-name="P19">*־דֶרֶ</text:p>
            <text:p text:style-name="P19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19">כִּי שָׁב יְהוָה אֶת־גְּאוֹן </text:p>
            <text:p text:style-name="P19">יַעֲקֹב כִּגְאוֹן יִשְׂרָאֵל כִּי</text:p>
            <text:p text:style-name="P19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7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19">מָגֵן גִּבֹּרֵיהוּ מְאָדָּם אַנְשֵׁי־חַיִל </text:p>
            <text:p text:style-name="P19">מְתֻלָּעִים בְּאֵשׁ־פְּלָדוֹת הָרֶכֶב בְּיוֹם </text:p>
            <text:p text:style-name="P19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19">בַּחוּצוֹת יִתְהוֹלְלוּ הָרֶכֶב יִשְׁתַּקְשְׁקוּן</text:p>
            <text:p text:style-name="P19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19">יִזְכֹּר אַדִּירָיו יִכָּשְׁלוּ *בַהֲלִכוֹתָם [בַּהֲלִיכָתָם] יְמַהֲרוּ חוֹמָתָהּ וְהֻכַן</text:p>
            <text:p text:style-name="P19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>שַׁעֲרֵי</text:p>
            <text:p text:style-name="P19">הַנְּהָרוֹת</text:p>
            <text:p text:style-name="P19">נִפְתָּחוּ </text:p>
            <text:p text:style-name="P19">וְהַהֵיכָל </text:p>
            <text:p text:style-name="P19">נָמוֹג</text:p>
          </table:table-cell>
          <table:table-cell table:style-name="表43.B1" office:value-type="string">
            <text:p text:style-name="P20">gate</text:p>
            <text:p text:style-name="P20"/>
            <text:p text:style-name="P20">the stream</text:p>
            <text:p text:style-name="P20">to open</text:p>
            <text:p text:style-name="P20"/>
            <text:p text:style-name="P20"/>
            <text:p text:style-name="P20">the palace</text:p>
            <text:p text:style-name="P20"/>
            <text:p text:style-name="P20">to melt</text:p>
          </table:table-cell>
        </table:table-row>
        <table:table-row>
          <table:table-cell table:style-name="表43.A2" office:value-type="string">
            <text:p text:style-name="P19"/>
          </table:table-cell>
          <table:table-cell table:style-name="表43.B2" office:value-type="string">
            <text:p text:style-name="P20"/>
          </table:table-cell>
        </table:table-row>
      </table:table>
      <text:p text:style-name="P4">2. <text:span text:style-name="T6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>וְהֻצַּב </text:p>
            <text:p text:style-name="P19">גֻּלְּתָה </text:p>
            <text:p text:style-name="P19">הֹעֲלָתָה </text:p>
            <text:p text:style-name="P19">וְאַמְהֹתֶיהָ </text:p>
            <text:p text:style-name="P19">מְנַהֲגוֹת </text:p>
            <text:p text:style-name="P19">כְּקוֹל</text:p>
            <text:p text:style-name="P19"><text:s/>יוֹנִים </text:p>
            <text:p text:style-name="P19">מְתֹפְפֹת </text:p>
            <text:p text:style-name="P19">עַל־לִבְבֵהֶן</text:p>
          </table:table-cell>
          <table:table-cell table:style-name="表47.B1" office:value-type="string">
            <text:p text:style-name="P20">Hutsav</text:p>
            <text:p text:style-name="P20"/>
            <text:p text:style-name="P20">to denude</text:p>
            <text:p text:style-name="P20"/>
            <text:p text:style-name="P20">to ascend</text:p>
            <text:p text:style-name="P20"/>
            <text:p text:style-name="P20">her maidservant</text:p>
            <text:p text:style-name="P20"/>
            <text:p text:style-name="P20">to sigh</text:p>
            <text:p text:style-name="P20"/>
            <text:p text:style-name="P20">like a voice</text:p>
            <text:p text:style-name="P20"/>
            <text:p text:style-name="P20">a dove</text:p>
            <text:p text:style-name="P20">to drum</text:p>
            <text:p text:style-name="P20"/>
            <text:p text:style-name="P20">upon their heart</text:p>
          </table:table-cell>
        </table:table-row>
        <text:soft-page-break/>
        <table:table-row>
          <table:table-cell table:style-name="表47.A2" office:value-type="string">
            <text:p text:style-name="P19"/>
          </table:table-cell>
          <table:table-cell table:style-name="表47.B2" office:value-type="string">
            <text:p text:style-name="P20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>וְנִינְוֵה</text:p>
            <text:p text:style-name="P19"><text:s/>כִבְרֵכַת־מַיִם </text:p>
            <text:p text:style-name="P19">מִימֵי </text:p>
            <text:p text:style-name="P19">הִיא </text:p>
            <text:p text:style-name="P19">וְהֵמָּה </text:p>
            <text:p text:style-name="P19">נָסִים </text:p>
            <text:p text:style-name="P19">עִמְדוּ</text:p>
            <text:p text:style-name="P19"><text:s/>עֲמֹדוּ </text:p>
            <text:p text:style-name="P19">וְאֵין </text:p>
            <text:p text:style-name="P19">מַפְנֶה</text:p>
          </table:table-cell>
          <table:table-cell table:style-name="表48.B1" office:value-type="string">
            <text:p text:style-name="P20">nineveh</text:p>
            <text:p text:style-name="P20"/>
            <text:p text:style-name="P20">like a resorvoir - water</text:p>
            <text:p text:style-name="P20"/>
            <text:p text:style-name="P20">from the day</text:p>
            <text:p text:style-name="P20"/>
            <text:p text:style-name="P20">he/she</text:p>
            <text:p text:style-name="P20"/>
            <text:p text:style-name="P20">and they</text:p>
            <text:p text:style-name="P20"/>
            <text:p text:style-name="P20">to vanish away</text:p>
            <text:p text:style-name="P20"/>
            <text:p text:style-name="P20">to stand</text:p>
            <text:p text:style-name="P20"/>
            <text:p text:style-name="P20">to stand</text:p>
            <text:p text:style-name="P20"/>
            <text:p text:style-name="P20">not exist</text:p>
            <text:p text:style-name="P20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19">בֹּזּוּ </text:p>
            <text:p text:style-name="P19">כֶסֶף </text:p>
            <text:p text:style-name="P19">בֹּזּוּ </text:p>
            <text:p text:style-name="P19">זָהָב </text:p>
            <text:p text:style-name="P19">וְאֵין </text:p>
            <text:p text:style-name="P19">קֵצֶה </text:p>
            <text:p text:style-name="P19">לַתְּכוּנָה </text:p>
            <text:p text:style-name="P19">כָּבֹד</text:p>
            <text:p text:style-name="P19"><text:s/>מִכֹּל</text:p>
            <text:p text:style-name="P19"><text:s/>כְּלִי </text:p>
            <text:p text:style-name="P19">חֶמְדָּה</text:p>
          </table:table-cell>
          <table:table-cell table:style-name="表51.B1" office:value-type="string">
            <text:p text:style-name="P20">to plunder</text:p>
            <text:p text:style-name="P20"/>
            <text:p text:style-name="P20">silver</text:p>
            <text:p text:style-name="P20"/>
            <text:p text:style-name="P20">to plunder</text:p>
            <text:p text:style-name="P20">gold</text:p>
            <text:p text:style-name="P20"/>
            <text:p text:style-name="P20">to be nothing</text:p>
            <text:p text:style-name="P20"/>
            <text:p text:style-name="P20">an extremity</text:p>
            <text:p text:style-name="P20"/>
            <text:p text:style-name="P20">structure</text:p>
            <text:p text:style-name="P20"/>
            <text:p text:style-name="P20">splendor</text:p>
            <text:p text:style-name="P20"/>
            <text:p text:style-name="P20">from all</text:p>
            <text:p text:style-name="P20"/>
            <text:p text:style-name="P20">apparatus</text:p>
            <text:p text:style-name="P20"/>
            <text:p text:style-name="P20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>בּוּקָה</text:p>
            <text:p text:style-name="P19"><text:s/>וּמְבוּקָה</text:p>
            <text:p text:style-name="P19"><text:s/>וּמְבֻלָּקָה</text:p>
            <text:p text:style-name="P19"><text:s/>וְלֵב </text:p>
            <text:p text:style-name="P19">נָמֵס</text:p>
            <text:p text:style-name="P19"><text:s/>וּפִק </text:p>
            <text:p text:style-name="P19">בִּרְכַּיִם </text:p>
            <text:p text:style-name="P19">וְחַלְחָלָה</text:p>
            <text:p text:style-name="P19"><text:soft-page-break/><text:s/>בְּכָל־מָתְנַיִם</text:p>
            <text:p text:style-name="P19"><text:s/>וּפְנֵי </text:p>
            <text:p text:style-name="P19">כֻלָּם</text:p>
            <text:p text:style-name="P19"><text:s/>קִבְּצוּ</text:p>
            <text:p text:style-name="P19"><text:s/>פָארוּר</text:p>
          </table:table-cell>
          <table:table-cell table:style-name="表52.B1" office:value-type="string">
            <text:p text:style-name="P20">empty</text:p>
            <text:p text:style-name="P20"/>
            <text:p text:style-name="P20">and empty</text:p>
            <text:p text:style-name="P20"/>
            <text:p text:style-name="P20">to anihilate</text:p>
            <text:p text:style-name="P20"/>
            <text:p text:style-name="P20">and heart</text:p>
            <text:p text:style-name="P20"/>
            <text:p text:style-name="P20">to faint</text:p>
            <text:p text:style-name="P20"/>
            <text:p text:style-name="P20">and a tottering</text:p>
            <text:p text:style-name="P20"/>
            <text:p text:style-name="P20">knee</text:p>
            <text:p text:style-name="P20"/>
            <text:p text:style-name="P20">to writhe</text:p>
            <text:p text:style-name="P20"/>
            <text:p text:style-name="P20"><text:soft-page-break/></text:p>
            <text:p text:style-name="P20">with,in all – loins</text:p>
            <text:p text:style-name="P20"/>
            <text:p text:style-name="P20">and the face</text:p>
            <text:p text:style-name="P20"/>
            <text:p text:style-name="P20">all of them ~ xula:'m</text:p>
            <text:p text:style-name="P20"/>
            <text:p text:style-name="P20">to collect</text:p>
            <text:p text:style-name="P20"/>
            <text:p text:style-name="P20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>אַיֵּה</text:p>
            <text:p text:style-name="P19"><text:s/>מְעוֹן </text:p>
            <text:p text:style-name="P19">אֲרָיוֹת </text:p>
            <text:p text:style-name="P19">וּמִרְעֶה </text:p>
            <text:p text:style-name="P19">הוּא לַכְּפִרִים </text:p>
            <text:p text:style-name="P19">אֲשֶׁר</text:p>
            <text:p text:style-name="P19">*הָלַ</text:p>
            <text:p text:style-name="P19"><text:soft-page-break/>אַרְיֵה לָבִיא </text:p>
            <text:p text:style-name="P19">שָׁם גּוּר </text:p>
            <text:p text:style-name="P19">אַרְיֵה וְאֵין מַחֲרִיד</text:p>
          </table:table-cell>
          <table:table-cell table:style-name="表53.B1" office:value-type="string">
            <text:p text:style-name="P20">where ?</text:p>
            <text:p text:style-name="P20"/>
            <text:p text:style-name="P20">a retreat</text:p>
            <text:p text:style-name="P20"/>
            <text:p text:style-name="P20">a lion</text:p>
            <text:p text:style-name="P20"/>
            <text:p text:style-name="P20">and pasture</text:p>
            <text:p text:style-name="P20"/>
            <text:p text:style-name="P20">he,this / to,for a yound lion</text:p>
            <text:p text:style-name="P20"/>
            <text:p text:style-name="P20">who,that</text:p>
            <text:p text:style-name="P20"/>
            <text:p text:style-name="P20">to walk</text:p>
            <text:p text:style-name="P20"><text:soft-page-break/>a lion / to roar</text:p>
            <text:p text:style-name="P20"/>
            <text:p text:style-name="P20">there / a cub of lion</text:p>
            <text:p text:style-name="P20"/>
            <text:p text:style-name="P20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19">אַרְיֵה טֹרֵף </text:p>
            <text:p text:style-name="P19">בְּדֵי גֹרוֹתָיו </text:p>
            <text:p text:style-name="P19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0">a lion / to pull to pieces</text:p>
            <text:p text:style-name="P20"/>
            <text:p text:style-name="P20">in enough / his whelps</text:p>
            <text:p text:style-name="P20"/>
            <text:p text:style-name="P20">and to choke oneself / for his lioness</text:p>
            <text:p text:style-name="P20">to fill – prey / his den</text:p>
            <text:p text:style-name="P20"/>
            <text:p text:style-name="P20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9">הִנְנִי</text:p>
            <text:p text:style-name="P19">*אֵלַיִ</text:p>
            <text:p text:style-name="P19">נְאֻם יְהוָה צְבָאוֹת וְהִבְעַרְתִּי בֶעָשָׁן רִכְבָּהּ</text:p>
            <text:p text:style-name="P19">*וּכְפִירַיִ</text:p>
            <text:p text:style-name="P19">תֹּאכַל חָרֶב וְהִכְרַתִּי מֵאֶרֶץ</text:p>
            <text:p text:style-name="P19">*טַרְפֵּ</text:p>
            <text:p text:style-name="P19">וְלֹא־יִשָּׁמַע עוֹד קוֹל מַלְאָכֵכֵה ס</text:p>
          </table:table-cell>
          <table:table-cell table:style-name="表55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saith / jehovah / mass of persons</text:p>
            <text:p text:style-name="P20"/>
            <text:p text:style-name="P20">and I will consume / towards smoke / her vehicle</text:p>
            <text:p text:style-name="P20">and your yound lion</text:p>
            <text:p text:style-name="P20">to eat / sword / and I will cut off</text:p>
            <text:p text:style-name="P20"/>
            <text:p text:style-name="P20">from the earth</text:p>
            <text:p text:style-name="P20"/>
            <text:p text:style-name="P20">thy prey</text:p>
            <text:p text:style-name="P20"/>
            <text:p text:style-name="P20">and not to hear / again / to call</text:p>
            <text:p text:style-name="P20">thy messenger</text:p>
          </table:table-cell>
        </table:table-row>
      </table:table>
      <text:p text:style-name="P5"/>
      <text:p text:style-name="P11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9">הוֹי עִיר דָּמִים כֻּלָּהּ כַּחַשׁ פֶּרֶק </text:p>
            <text:p text:style-name="P19">מְלֵאָה לֹא יָמִישׁ טָרֶף</text:p>
          </table:table-cell>
          <table:table-cell table:style-name="表56.B1" office:value-type="string">
            <text:p text:style-name="P20">oh! / a city / blood / her whole</text:p>
            <text:p text:style-name="P20"/>
            <text:p text:style-name="P20">hypocracy / a fork in roads</text:p>
            <text:p text:style-name="P20"/>
            <text:p text:style-name="P20">fulfilled / not / to withdraw / the prey</text:p>
          </table:table-cell>
        </table:table-row>
      </table:table>
      <text:p text:style-name="P5"/>
      <text:p text:style-name="P12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>קוֹל שׁוֹט וְקוֹל </text:p>
            <text:p text:style-name="P19">רַעַשׁ אוֹפָן וְסוּס</text:p>
            <text:p text:style-name="P19"><text:s/>דֹּהֵר וּמֶרְכָּבָה</text:p>
            <text:p text:style-name="P19"><text:s/>מְרַקֵּדָה</text:p>
          </table:table-cell>
          <table:table-cell table:style-name="表57.B1" office:value-type="string">
            <text:p text:style-name="P20">a voice / a lash / and a voice</text:p>
            <text:p text:style-name="P20"/>
            <text:p text:style-name="P20">vibration / a wheel / and a horse</text:p>
            <text:p text:style-name="P20"/>
            <text:p text:style-name="P20">to move irregularly / and a chariot</text:p>
            <text:p text:style-name="P20"/>
            <text:p text:style-name="P20">to spring about</text:p>
          </table:table-cell>
        </table:table-row>
      </table:table>
      <text:p text:style-name="P5"/>
      <text:p text:style-name="P12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>פָּרָשׁ מַעֲלֶה וְלַהַב </text:p>
            <text:p text:style-name="P19">חֶרֶב וּבְרַק חֲנִית</text:p>
            <text:p text:style-name="P19"><text:s/>וְרֹב חָלָל</text:p>
            <text:p text:style-name="P19"><text:s/>וְכֹבֶד פָּגֶר </text:p>
            <text:p text:style-name="P19">וְאֵין קֵצֶה </text:p>
            <text:p text:style-name="P19">לַגְּוִיָּה *יִכְשְׁלוּ [וְכָשְׁלוּ] בִּגְוִיָּתָם</text:p>
          </table:table-cell>
          <table:table-cell table:style-name="表58.B1" office:value-type="string">
            <text:p text:style-name="P20">a driver / to lift up/ and a polished blade</text:p>
            <text:p text:style-name="P20">a sword / and a gleam / a lance</text:p>
            <text:p text:style-name="P20"/>
            <text:p text:style-name="P20">and abundance / pierced to death</text:p>
            <text:p text:style-name="P20">and multitude / a carcase</text:p>
            <text:p text:style-name="P20"/>
            <text:p text:style-name="P20">and not exist / an extremity</text:p>
            <text:p text:style-name="P20">for a body <text:s/>/ to falter</text:p>
            <text:p text:style-name="P20"/>
            <text:p text:style-name="P20"/>
            <text:p text:style-name="P20">on their body</text:p>
          </table:table-cell>
        </table:table-row>
      </table:table>
      <text:p text:style-name="P5"/>
      <text:p text:style-name="P12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19">מֵרֹב זְנוּנֵי </text:p>
            <text:p text:style-name="P19">זוֹנָה טוֹבַת חֵן </text:p>
            <text:p text:style-name="P19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0">from abundance / to commit adultry</text:p>
            <text:p text:style-name="P20">to commit idolatry / good / graciousness</text:p>
            <text:p text:style-name="P20">mistress / magic / the to sell</text:p>
            <text:p text:style-name="P20"/>
            <text:p text:style-name="P20">Gentile / in her adultery</text:p>
            <text:p text:style-name="P20"/>
            <text:p text:style-name="P20">and family / in her magic</text:p>
          </table:table-cell>
        </table:table-row>
      </table:table>
      <text:p text:style-name="P5"/>
      <text:p text:style-name="P11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1"><text:span text:style-name="T1">1. </text:span><text:span text:style-name="T2">XX:XX</text:span></text:p>
      <text:p text:style-name="P12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9">הִנְנִי</text:p>
            <text:p text:style-name="P19"><text:s/>**אֵלַיִ</text:p>
            <text:p text:style-name="P19">נְאֻם יְהוָה צְבָאוֹת וְגִלֵּיתִי</text:p>
            <text:p text:style-name="P19">**שׁוּלַיִ</text:p>
            <text:p text:style-name="P19">**עַל־פָּנָיִ</text:p>
            <text:p text:style-name="P19">וְהַרְאֵיתִי גוֹיִם</text:p>
            <text:p text:style-name="P19">*מַעְרֵ</text:p>
            <text:p text:style-name="P19"><text:soft-page-break/>וּמַמְלָכוֹת</text:p>
            <text:p text:style-name="P19">*קְלוֹנֵ</text:p>
          </table:table-cell>
          <table:table-cell table:style-name="表60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oracle / jehovah / army</text:p>
            <text:p text:style-name="P20"/>
            <text:p text:style-name="P20">and denude</text:p>
            <text:p text:style-name="P20"/>
            <text:p text:style-name="P20">thy skirt</text:p>
            <text:p text:style-name="P20"/>
            <text:p text:style-name="P20">against thy face</text:p>
            <text:p text:style-name="P20"/>
            <text:p text:style-name="P20">and to see / Gentile</text:p>
            <text:p text:style-name="P20">nude</text:p>
            <text:p text:style-name="P20"><text:soft-page-break/>and dominion</text:p>
            <text:p text:style-name="P20"/>
            <text:p text:style-name="P20">thy disgrace</text:p>
          </table:table-cell>
        </table:table-row>
      </table:table>
      <text:p text:style-name="P5"/>
      <text:p text:style-name="P12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9">וְהִשְׁלַכְתִּי</text:p>
            <text:p text:style-name="P19">**עָלַיִ</text:p>
            <text:p text:style-name="P19">שִׁקֻּצִים</text:p>
            <text:p text:style-name="P19">**וְנִבַּלְתִּי</text:p>
            <text:p text:style-name="P19">**וְשַׂמְתִּי</text:p>
            <text:p text:style-name="P19">כְּרֹאִי</text:p>
          </table:table-cell>
          <table:table-cell table:style-name="表61.B1" office:value-type="string">
            <text:p text:style-name="P20">and to throw</text:p>
            <text:p text:style-name="P20"/>
            <text:p text:style-name="P20">against thee</text:p>
            <text:p text:style-name="P20"/>
            <text:p text:style-name="P20">filthy</text:p>
            <text:p text:style-name="P20"/>
            <text:p text:style-name="P20">and I will disgrace thee</text:p>
            <text:p text:style-name="P20"/>
            <text:p text:style-name="P20">and I will put thee</text:p>
            <text:p text:style-name="P20">as a sight</text:p>
          </table:table-cell>
        </table:table-row>
      </table:table>
      <text:p text:style-name="P5"/>
      <text:p text:style-name="P12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9">וְהָיָה כָל</text:p>
            <text:p text:style-name="P19">**רֹאַיִ</text:p>
            <text:p text:style-name="P19">יִדּוֹד</text:p>
            <text:p text:style-name="P19">**מִמֵּ</text:p>
            <text:p text:style-name="P19">וְאָמַר שָׁדְּדָה נִינְוֵה</text:p>
            <text:p text:style-name="P19"><text:s/>מִי יָנוּד לָהּ</text:p>
            <text:p text:style-name="P19"><text:s/>מֵאַיִן אֲבַקֵּשׁ</text:p>
            <text:p text:style-name="P19"><text:s/>מְנַחֲמִים</text:p>
            <text:p text:style-name="P19">**לָ</text:p>
          </table:table-cell>
          <table:table-cell table:style-name="表62.B1" office:value-type="string">
            <text:p text:style-name="P20">and to come to pass / all</text:p>
            <text:p text:style-name="P20"/>
            <text:p text:style-name="P20">to see thee</text:p>
            <text:p text:style-name="P20"/>
            <text:p text:style-name="P20">to flee</text:p>
            <text:p text:style-name="P20"/>
            <text:p text:style-name="P20">from thee</text:p>
            <text:p text:style-name="P20"/>
            <text:p text:style-name="P20">and to say / to ravage / nineve</text:p>
            <text:p text:style-name="P20"/>
            <text:p text:style-name="P20">who ? / to deplore / towards her</text:p>
            <text:p text:style-name="P20"/>
            <text:p text:style-name="P20">from where ? / to search out</text:p>
            <text:p text:style-name="P20"/>
            <text:p text:style-name="P20">to console</text:p>
            <text:p text:style-name="P20">towards thee</text:p>
          </table:table-cell>
        </table:table-row>
      </table:table>
      <text:p text:style-name="P5"/>
      <text:p text:style-name="P11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19">הֲתֵיטְבִי </text:p>
            <text:p text:style-name="P19">מִנֹּא אָמוֹן הַיֹּשְׁבָה בַּיְאֹרִים מַיִם סָבִיב </text:p>
            <text:p text:style-name="P19">לָהּ אֲשֶׁר־חֵיל </text:p>
            <text:p text:style-name="P19">יָם מִיָּם חוֹמָתָהּ</text:p>
          </table:table-cell>
          <table:table-cell table:style-name="表63.B1" office:value-type="string">
            <text:p text:style-name="P20">who,that to make well</text:p>
            <text:p text:style-name="P20"/>
            <text:p text:style-name="P20">from No / Amon / the to dwell</text:p>
            <text:p text:style-name="P20"/>
            <text:p text:style-name="P20">in Nile / waters / around</text:p>
            <text:p text:style-name="P20"/>
            <text:p text:style-name="P20">towards her / who,that – army</text:p>
            <text:p text:style-name="P20"/>
            <text:p text:style-name="P20">a sea / from a sea / her wall</text:p>
          </table:table-cell>
        </table:table-row>
      </table:table>
      <text:p text:style-name="P5"/>
      <text:p text:style-name="P12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9">כּוּשׁ עָצְמָה </text:p>
            <text:p text:style-name="P19">וּמִצְרַיִם וְאֵין</text:p>
            <text:p text:style-name="P19"><text:s/>קֵצֶה פּוּט וְלוּבִים </text:p>
            <text:p text:style-name="P19">הָיוּ </text:p>
            <text:p text:style-name="P19">**בְּעֶזְרָתֵ</text:p>
          </table:table-cell>
          <table:table-cell table:style-name="表64.B1" office:value-type="string">
            <text:p text:style-name="P20">Kush / her powerfulness</text:p>
            <text:p text:style-name="P20"/>
            <text:p text:style-name="P20">and Mitsrajim / and not exist</text:p>
            <text:p text:style-name="P20"/>
            <text:p text:style-name="P20">an extremity / Put / and Libyan</text:p>
            <text:p text:style-name="P20"/>
            <text:p text:style-name="P20">to exist</text:p>
            <text:p text:style-name="P20"/>
            <text:p text:style-name="P20">towards thy helper</text:p>
          </table:table-cell>
        </table:table-row>
      </table:table>
      <text:p text:style-name="P5"/>
      <text:p text:style-name="P12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19">גַּם־הִיא לַגֹּלָה </text:p>
            <text:p text:style-name="P19">הָלְכָה בַשֶּׁבִי גַּם </text:p>
            <text:p text:style-name="P19">עֹלָלֶיהָ יְרֻטְּשׁוּ </text:p>
            <text:p text:style-name="P19">בְּרֹאשׁ כָּל־חוּצוֹת </text:p>
            <text:p text:style-name="P19">וְעַל־נִכְבַּדֶּיהָ</text:p>
            <text:p text:style-name="P19"><text:s/>יַדּוּ גוֹרָל</text:p>
            <text:p text:style-name="P19"><text:s/>וְכָל־גְּדוֹלֶיהָ רֻתְּקוּ בַזִּקִּים</text:p>
          </table:table-cell>
          <table:table-cell table:style-name="表65.B1" office:value-type="string">
            <text:p text:style-name="P20">even,though – he,she / for exile</text:p>
            <text:p text:style-name="P20"/>
            <text:p text:style-name="P20">to walk / in exiled / even,though</text:p>
            <text:p text:style-name="P20"/>
            <text:p text:style-name="P20">her suckling / to dash down</text:p>
            <text:p text:style-name="P20"/>
            <text:p text:style-name="P20">towards head / all – to sever</text:p>
            <text:p text:style-name="P20"/>
            <text:p text:style-name="P20">and upon – to make her weighty</text:p>
            <text:p text:style-name="P20"/>
            <text:p text:style-name="P20">to throw / a lot</text:p>
            <text:p text:style-name="P20"/>
            <text:p text:style-name="P20">and all – her great / to fasten</text:p>
            <text:p text:style-name="P20"/>
            <text:p text:style-name="P20">towards a bond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19">גַּם־אַתְּ תִּשְׁכְּרִי</text:p>
            <text:p text:style-name="P19"><text:s/>תְּהִי נַעֲלָמָה גַּם־אַתְּ תְּבַקְשִׁי מָעוֹז </text:p>
            <text:p text:style-name="P19">מֵאוֹיֵב</text:p>
          </table:table-cell>
          <table:table-cell table:style-name="表66.B1" office:value-type="string">
            <text:p text:style-name="P20">also – thee / to become tipsy</text:p>
            <text:p text:style-name="P20"/>
            <text:p text:style-name="P20">to become / to veil / also – thee</text:p>
            <text:p text:style-name="P20"/>
            <text:p text:style-name="P20">to search / a fortified place</text:p>
            <text:p text:style-name="P20"/>
            <text:p text:style-name="P20">from an adversary</text:p>
          </table:table-cell>
        </table:table-row>
      </table:table>
      <text:p text:style-name="P5"/>
      <text:p text:style-name="P12"><text:soft-page-break/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19">**כָּל־מִבְצָרַיִ</text:p>
            <text:p text:style-name="P19">תְּאֵנִים עִם־בִּכּוּרִים אִם־יִנּוֹעוּ </text:p>
            <text:p text:style-name="P19">וְנָפְלוּ עַל־פִּי </text:p>
            <text:p text:style-name="P19">אוֹכֵל</text:p>
          </table:table-cell>
          <table:table-cell table:style-name="表67.B1" office:value-type="string">
            <text:p text:style-name="P20">all – thy fortification</text:p>
            <text:p text:style-name="P20"/>
            <text:p text:style-name="P20">the fig tree / with – the first fruits</text:p>
            <text:p text:style-name="P20"/>
            <text:p text:style-name="P20">lo,whether – to waver</text:p>
            <text:p text:style-name="P20"/>
            <text:p text:style-name="P20">and to fall / upon – mouth</text:p>
            <text:p text:style-name="P20">to eat</text:p>
          </table:table-cell>
        </table:table-row>
      </table:table>
      <text:p text:style-name="P5"/>
      <text:p text:style-name="P12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19">**הִנֵּה עַמֵּ</text:p>
            <text:p text:style-name="P19">**נָשִׁים בְּקִרְבֵּ</text:p>
            <text:p text:style-name="P19">**לְאֹיְבַיִ</text:p>
            <text:p text:style-name="P19">פָּתוֹחַ נִפְתְּחוּ שַׁעֲרֵי</text:p>
            <text:p text:style-name="P19">אַרְצֵך</text:p>
            <text:p text:style-name="P19">אָכְלָה אֵשׁ בְּרִיחָיִך</text:p>
          </table:table-cell>
          <table:table-cell table:style-name="表68.B1" office:value-type="string">
            <text:p text:style-name="P20">lo! / thy people</text:p>
            <text:p text:style-name="P20"/>
            <text:p text:style-name="P20">women / in the midst of thee</text:p>
            <text:p text:style-name="P20"/>
            <text:p text:style-name="P20">towards thine adversary</text:p>
            <text:p text:style-name="P20"/>
            <text:p text:style-name="P20">to open / to loosen / a gate</text:p>
            <text:p text:style-name="P20"/>
            <text:p text:style-name="P20">thy land</text:p>
            <text:p text:style-name="P20">to eat / fire / thy bolt ~ b'riycha:yix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4_091633]</text:p>
      <text:p text:style-name="Text_20_body"/>
      <text:p text:style-name="P10"/>
      <text:p text:style-name="P3">------------------------------------------------------------</text:p>
      <text:p text:style-name="P8">[20200116_12582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4</text:span></text:p>
      <table:table table:name="表71" table:style-name="表71">
        <table:table-column table:style-name="表71.A"/>
        <table:table-column table:style-name="表71.B"/>
        <text:soft-page-break/>
        <table:table-row>
          <table:table-cell table:style-name="表71.A1" office:value-type="string">
            <text:p text:style-name="P19">מֵי מָצוֹר שַׁאֲבִי</text:p>
            <text:p text:style-name="P19">**לָ</text:p>
            <text:p text:style-name="P19">**חַזְּקִי מִבְצָרָיִ</text:p>
            <text:p text:style-name="P19">בֹּאִי בַטִּיט </text:p>
            <text:p text:style-name="P19">וְרִמְסִי בַחֹמֶר</text:p>
            <text:p text:style-name="P19"><text:s/>הַחֲזִיקִי מַלְבֵּן</text:p>
          </table:table-cell>
          <table:table-cell table:style-name="表71.B1" office:value-type="string">
            <text:p text:style-name="P20">water / a siege / to bale up</text:p>
            <text:p text:style-name="P20"/>
            <text:p text:style-name="P20">towards thee</text:p>
            <text:p text:style-name="P20"/>
            <text:p text:style-name="P20">to fasten / thy fortification</text:p>
            <text:p text:style-name="P20"/>
            <text:p text:style-name="P20">to go,come / towards mud</text:p>
            <text:p text:style-name="P20">and to tread upon / into clay</text:p>
            <text:p text:style-name="P20"/>
            <text:p text:style-name="P20">to fasten / brickkiln</text:p>
          </table:table-cell>
        </table:table-row>
      </table:table>
      <text:p text:style-name="P5"/>
      <text:p text:style-name="P12"><text:span text:style-name="T3">2. </text:span><text:span text:style-name="T5">3:15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19">**שָׁם תֹּאכְלֵ</text:p>
            <text:p text:style-name="P19">*אֵשׁ תַּכְרִיתֵ</text:p>
            <text:p text:style-name="P19">**חֶרֶב תֹּאכְלֵ</text:p>
            <text:p text:style-name="P19">כַּיָּלֶק הִתְכַּבֵּד</text:p>
            <text:p text:style-name="P19"><text:s/>כַּיֶּלֶק הִתְכַּבְּדִי </text:p>
            <text:p text:style-name="P19">כָּאַרְבֶּה</text:p>
          </table:table-cell>
          <table:table-cell table:style-name="表72.B1" office:value-type="string">
            <text:p text:style-name="P20">there / to eat thee</text:p>
            <text:p text:style-name="P20"/>
            <text:p text:style-name="P20">fire / to cut thee off</text:p>
            <text:p text:style-name="P20"/>
            <text:p text:style-name="P20">sword / to eat thee up</text:p>
            <text:p text:style-name="P20"/>
            <text:p text:style-name="P20">like a divourer / to severe</text:p>
            <text:p text:style-name="P20"/>
            <text:p text:style-name="P20">like a divourer / to sereve</text:p>
            <text:p text:style-name="P20">like a locust</text:p>
          </table:table-cell>
        </table:table-row>
      </table:table>
      <text:p text:style-name="P5"/>
      <text:p text:style-name="P12"><text:span text:style-name="T3">3. </text:span><text:span text:style-name="T5">3:16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19">**הִרְבֵּית רֹכְלַיִ</text:p>
            <text:p text:style-name="P19">מִכּוֹכְבֵי הַשָּׁמָיִם יֶלֶק פָּשַׁט וַיָּעֹף</text:p>
          </table:table-cell>
          <table:table-cell table:style-name="表73.B1" office:value-type="string">
            <text:p text:style-name="P20">to increase / thy to travel for trading</text:p>
            <text:p text:style-name="P20"/>
            <text:p text:style-name="P20">from a star / the sky / a devouerer</text:p>
            <text:p text:style-name="P20">to spread / and to fly</text:p>
          </table:table-cell>
        </table:table-row>
      </table:table>
      <text:p text:style-name="P5"/>
      <text:p text:style-name="P11"><text:span text:style-name="T3">[next] </text:span><text:span text:style-name="T4">3:17</text:span></text:p>
      <text:p text:style-name="Text_20_body"/>
      <text:p text:style-name="P9">[/  20200116_132755]</text:p>
      <text:p text:style-name="Text_20_body"><text:soft-page-break/></text:p>
      <text:p text:style-name="P10"/>
      <text:p text:style-name="P3">------------------------------------------------------------</text:p>
      <text:p text:style-name="P8">[20200117_07302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7</text:span>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9">**מִנְּזָרַיִ</text:p>
            <text:p text:style-name="P19">*כָּאַרְבֶּה וְטַפְסְרַיִ</text:p>
            <text:p text:style-name="P19">כְּגוֹב גֹּבָי הַחוֹנִים בַּגְּדֵרוֹת בְּיוֹם</text:p>
            <text:p text:style-name="P19"><text:s/>קָרָה שֶׁמֶשׁ זָרְחָה וְנוֹדַד וְלֹא־נוֹדַע </text:p>
            <text:p text:style-name="P19">מְקוֹמוֹ אַיָּם</text:p>
          </table:table-cell>
          <table:table-cell table:style-name="表74.B1" office:value-type="string">
            <text:p text:style-name="P20">thy prince</text:p>
            <text:p text:style-name="P20"/>
            <text:p text:style-name="P20">like a locust / and thy governer</text:p>
            <text:p text:style-name="P20"/>
            <text:p text:style-name="P20">locust / locust / a tent</text:p>
            <text:p text:style-name="P20"/>
            <text:p text:style-name="P20">in,towards inclosure / in the day</text:p>
            <text:p text:style-name="P20"/>
            <text:p text:style-name="P20">coolness / the sun<text:span text:style-name="T7"> / irradiate</text:span></text:p>
            <text:p text:style-name="P20"><text:span text:style-name="T7"/></text:p>
            <text:p text:style-name="P20"><text:span text:style-name="T7">and to flee / and no recognition</text:span></text:p>
            <text:p text:style-name="P20"><text:span text:style-name="T7"/></text:p>
            <text:p text:style-name="P20"><text:span text:style-name="T7">his locality / where ? their</text:span></text:p>
          </table:table-cell>
        </table:table-row>
      </table:table>
      <text:p text:style-name="P5"/>
      <text:p text:style-name="P12"><text:span text:style-name="T3">2. </text:span><text:span text:style-name="T5">3:18</text:span></text:p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19">*נָמוּ רֹעֶי</text:p>
            <text:p text:style-name="P19">**מֶלֶ</text:p>
            <text:p text:style-name="P19">*אַשּׁוּר יִשְׁכְּנוּ אַדִּירֶי</text:p>
            <text:p text:style-name="P19">*נָפֹשׁוּ עַמְּ</text:p>
            <text:p text:style-name="P19">עַל־הֶהָרִים </text:p>
            <text:p text:style-name="P19">וְאֵין מְקַבֵּץ</text:p>
          </table:table-cell>
          <table:table-cell table:style-name="表75.B1" office:value-type="string">
            <text:p text:style-name="P20">to slumber / thy to graze</text:p>
            <text:p text:style-name="P20"/>
            <text:p text:style-name="P20">a king</text:p>
            <text:p text:style-name="P20"/>
            <text:p text:style-name="P20">Ashshur / to reside / thy powerful</text:p>
            <text:p text:style-name="P20"/>
            <text:p text:style-name="P20">to spread / thy tribe</text:p>
            <text:p text:style-name="P20"/>
            <text:p text:style-name="P20">against mountains</text:p>
            <text:p text:style-name="P20">and not to exist / to collect</text:p>
          </table:table-cell>
        </table:table-row>
      </table:table>
      <text:p text:style-name="P5"/>
      <text:p text:style-name="P12"><text:span text:style-name="T3">3. </text:span><text:span text:style-name="T5">3:19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19">*אֵין־כֵּהָה </text:p>
            <text:p text:style-name="P19">לְשִׁבְרֶ</text:p>
            <text:p text:style-name="P19">**נַחְלָה מַכָּתֶ</text:p>
            <text:p text:style-name="P19">**כֹּל שֹׁמְעֵי שִׁמְעֲ</text:p>
            <text:p text:style-name="P19">**תָּקְעוּ כַף עָלֶי</text:p>
            <text:p text:style-name="P19">כִּי עַל־מִי לֹא־עָבְרָה **רָעָתְ</text:p>
            <text:p text:style-name="P19">תָּמִיד</text:p>
          </table:table-cell>
          <table:table-cell table:style-name="表76.B1" office:value-type="string">
            <text:p text:style-name="P20">not exist – weakening</text:p>
            <text:p text:style-name="P20"/>
            <text:p text:style-name="P20">in thy ruin</text:p>
            <text:p text:style-name="P20"/>
            <text:p text:style-name="P20">to be weak / thy wound</text:p>
            <text:p text:style-name="P20"/>
            <text:p text:style-name="P20">all / to hear / thy sound</text:p>
            <text:p text:style-name="P20"/>
            <text:p text:style-name="P20">to slap / hand / above thee</text:p>
            <text:p text:style-name="P20">for / upon who ? / not to cross</text:p>
            <text:p text:style-name="P20"/>
            <text:p text:style-name="P20">thy evil</text:p>
            <text:p text:style-name="P20"/>
            <text:p text:style-name="P20">constant</text:p>
          </table:table-cell>
        </table:table-row>
      </table:table>
      <text:p text:style-name="P5"/>
      <text:p text:style-name="P11"><text:span text:style-name="T3">[next] </text:span><text:span text:style-name="T4">4:1</text:span></text:p>
      <text:p text:style-name="Text_20_body"/>
      <text:p text:style-name="P9">[/  20200117_094020]</text:p>
      <text:p text:style-name="Text_20_body"/>
      <text:p text:style-name="P10">@@@</text:p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a xlink:type="simple" xlink:href="http://www.qbible.com/hebrew-old-testament/habakkuk/1.html" text:style-name="Internet_20_link" text:visited-style-name="Visited_20_Internet_20_Link">http://www.qbible.com/hebrew-old-testament/habakkuk/1.html</text:a><text:span text:style-name="T2"> </text:span></text:p>
      <text:p text:style-name="P12"><text:span text:style-name="T3">1. </text:span><text:span text:style-name="T5">1:1</text:span>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19">הַמַּשָּׂא אֲשֶׁר חָזָה חֲבַקּוּק הַנָּבִיא</text:p>
          </table:table-cell>
          <table:table-cell table:style-name="表77.B1" office:value-type="string">
            <text:p text:style-name="P20"/>
          </table:table-cell>
        </table:table-row>
      </table:table>
      <text:p text:style-name="P5"/>
      <text:p text:style-name="P12"><text:span text:style-name="T3">2. </text:span><text:span text:style-name="T5">1:2</text:span></text:p>
      <table:table table:name="表78" table:style-name="表78">
        <table:table-column table:style-name="表78.A"/>
        <table:table-column table:style-name="表78.B"/>
        <text:soft-page-break/>
        <table:table-row>
          <table:table-cell table:style-name="表78.A1" office:value-type="string">
            <text:p text:style-name="P19">עַד־אָנָה יְהוָה שִׁוַּעְתִּי לֹא תִשְׁמָע אֶזְעַק אֵלֶי</text:p>
            <text:p text:style-name="P19">**</text:p>
            <text:p text:style-name="P19">חָמָס וְלֹא תוֹשִׁיעַ</text:p>
          </table:table-cell>
          <table:table-cell table:style-name="表78.B1" office:value-type="string">
            <text:p text:style-name="P20"/>
          </table:table-cell>
        </table:table-row>
      </table:table>
      <text:p text:style-name="P5"/>
      <text:p text:style-name="P12"><text:span text:style-name="T3">3. </text:span><text:span text:style-name="T5">1:3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19">לָמָּה תַרְאֵנִי אָוֶן וְעָמָל תַּבִּיט וְשֹׁד וְחָמָס לְנֶגְדִּי וַיְהִי רִיב וּמָדוֹן יִשָּׂא</text:p>
          </table:table-cell>
          <table:table-cell table:style-name="表79.B1" office:value-type="string">
            <text:p text:style-name="P20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Text_20_body"/>
      <text:p text:style-name="P5"/>
      <text:p text:style-name="P18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9"/>
          </table:table-cell>
          <table:table-cell table:style-name="表49.B1" office:value-type="string">
            <text:p text:style-name="P20"/>
          </table:table-cell>
        </table:table-row>
      </table:table>
      <text:p text:style-name="P5"><text:soft-page-break/></text:p>
      <text:p text:style-name="P12"><text:span text:style-name="T3">2. </text:span><text:span text:style-name="T5">X:X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19"/>
          </table:table-cell>
          <table:table-cell table:style-name="表69.B1" office:value-type="string">
            <text:p text:style-name="P20"/>
          </table:table-cell>
        </table:table-row>
      </table:table>
      <text:p text:style-name="P5"/>
      <text:p text:style-name="P12"><text:span text:style-name="T3">3. </text:span><text:span text:style-name="T5">X:X</text:span>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19"/>
          </table:table-cell>
          <table:table-cell table:style-name="表70.B1" office:value-type="string">
            <text:p text:style-name="P20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9"/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9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3123907017027326592" text:style-name="L2">
        <text:list-item>
          <text:p text:style-name="P24">time label ==&gt; paste</text:p>
        </text:list-item>
        <text:list-item>
          <text:p text:style-name="P24">“@@@” ==&gt; move to → at the bottom of the doc area</text:p>
        </text:list-item>
        <text:list-item>
          <text:p text:style-name="P24">DUP : template</text:p>
        </text:list-item>
        <text:list-item>
          <text:p text:style-name="P24">close</text:p>
          <text:list>
            <text:list-item>
              <text:p text:style-name="P24">web pages</text:p>
            </text:list-item>
            <text:list-item>
              <text:p text:style-name="P24">sheet file</text:p>
            </text:list-item>
            <text:list-item>
              <text:p text:style-name="P24">folders (if any)</text:p>
            </text:list-item>
            <text:list-item>
              <text:p text:style-name="P24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5"/>
          </table:table-cell>
          <table:table-cell table:style-name="表236.A1" office:value-type="string">
            <text:p text:style-name="P15">TH</text:p>
          </table:table-cell>
          <table:table-cell table:style-name="表236.C1" office:value-type="string">
            <text:p text:style-name="P15">“the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gh</text:p>
          </table:table-cell>
          <table:table-cell table:style-name="表236.C2" office:value-type="string">
            <text:p text:style-name="P15">arabic ghain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dz</text:p>
          </table:table-cell>
          <table:table-cell table:style-name="表236.C2" office:value-type="string">
            <text:p text:style-name="P15">arabic ẓ (ðˁ) (ظ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a_</text:p>
          </table:table-cell>
          <table:table-cell table:style-name="表236.C2" office:value-type="string">
            <text:p text:style-name="P15">“<text:span text:style-name="T9">a</text:span>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</text:p>
          </table:table-cell>
          <table:table-cell table:style-name="表236.C2" office:value-type="string">
            <text:p text:style-name="P15">kha: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*</text:p>
          </table:table-cell>
          <table:table-cell table:style-name="表236.C2" office:value-type="string">
            <text:p text:style-name="P15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1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7"/>
          </table:table-cell>
        </table:table-row>
      </table:table>
      <text:p text:style-name="P1"/>
      <text:p text:style-name="P7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1-17T09:43:35.82</dc:date>
    <dc:creator>iwabuchi ken</dc:creator>
    <meta:editing-duration>P2DT12H27M16S</meta:editing-duration>
    <meta:editing-cycles>146</meta:editing-cycles>
    <meta:generator>OpenOffice/4.1.3$Win32 OpenOffice.org_project/413m1$Build-9783</meta:generator>
    <meta:document-statistic meta:table-count="83" meta:image-count="0" meta:object-count="0" meta:page-count="38" meta:paragraph-count="948" meta:word-count="3691" meta:character-count="21810"/>
  </office:meta>
</office:document-meta>
</file>